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3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3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3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3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3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3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3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3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3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3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3" draw:text-style-name="P5" draw:layer="layout" svg:width="9.431cm" svg:height="1.517cm" svg:x="11.776cm" svg:y="1.475cm">
          <draw:text-box>
            <text:p><text:span text:style-name="T4">{ </text:span><text:span text:style-name="T5">1</text:span><text:span text:style-name="T4">, </text:span><text:span text:style-name="T5">5</text:span><text:span text:style-name="T4">, 4, 3, 8, 10 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25:13.661700327</dc:date>
    <dc:creator>elucterio </dc:creator>
    <meta:editing-duration>PT2H6M31S</meta:editing-duration>
    <meta:editing-cycles>47</meta:editing-cycles>
    <meta:generator>LibreOffice/4.2.8.2$Linux_X86_64 LibreOffice_project/420m0$Build-2</meta:generator>
    <meta:document-statistic meta:object-count="25"/>
  </office:meta>
</office:document-meta>
</file>